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tinus Serif" svg:font-family="'Libertinus Serif'" style:font-family-generic="roman" style:font-pitch="variable"/>
    <style:font-face style:name="OpenSymbol" svg:font-family="OpenSymbol" style:font-charset="x-symbol"/>
    <style:font-face style:name="TeX Gyre Heros" svg:font-family="'TeX Gyre Heros'" style:font-family-generic="swiss" style:font-pitch="variable"/>
    <style:font-face style:name="TeX Gyre Heros1" svg:font-family="'TeX Gyre Hero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5pt" style:text-underline-style="solid" style:text-underline-width="auto" style:text-underline-color="font-color" fo:font-weight="bold" officeooo:rsid="000d1e31" officeooo:paragraph-rsid="000d1e31" style:font-size-asian="21.8500003814697pt" style:font-weight-asian="bold" style:font-size-complex="2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1e31" officeooo:paragraph-rsid="000d1e31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c0ad" officeooo:paragraph-rsid="000dc0ad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d1e31" officeooo:paragraph-rsid="000d1e31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12d79" officeooo:paragraph-rsid="00112d7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2b4f" officeooo:paragraph-rsid="000d2b4f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0d2b4f" officeooo:paragraph-rsid="000f352a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0d2b4f" officeooo:paragraph-rsid="00112d7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2b4f" officeooo:paragraph-rsid="00112d7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2d79" officeooo:paragraph-rsid="00112d79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12d79" officeooo:paragraph-rsid="00112d79" style:font-size-asian="10.5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112d79" officeooo:paragraph-rsid="00112d79" style:font-size-asian="10.5pt" style:font-weight-asian="normal" style:font-size-complex="12pt" style:font-weight-complex="normal"/>
    </style:style>
    <style:style style:name="T1" style:family="text">
      <style:text-properties fo:background-color="#729fcf" loext:char-shading-value="0"/>
    </style:style>
    <style:style style:name="T2" style:family="text">
      <style:text-properties fo:background-color="#3faf46" loext:char-shading-value="0"/>
    </style:style>
    <style:style style:name="T3" style:family="text">
      <style:text-properties fo:background-color="#ff0000" loext:char-shading-value="0"/>
    </style:style>
    <style:style style:name="T4" style:family="text">
      <style:text-properties officeooo:rsid="00112d79"/>
    </style:style>
    <style:style style:name="T5" style:family="text">
      <style:text-properties officeooo:rsid="000f352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bases Project 2 Daniel Soden</text:p>
      <text:p text:style-name="P1"/>
      <text:p text:style-name="P2">(a) Identify and list the entities, relationships and multiplicities for the MTU</text:p>
      <text:p text:style-name="P2">Thoroughbreds clinic chain.</text:p>
      <text:p text:style-name="P2"/>
      <text:p text:style-name="P2">Blue = Entities</text:p>
      <text:p text:style-name="P3">Red = Attributes</text:p>
      <text:p text:style-name="P3">Green = Relationships</text:p>
      <text:p text:style-name="P2"/>
      <text:p text:style-name="P2">MTU Thoroughbreds runs a number of horse clinics around Ireland. A particular <text:span text:style-name="T1">clinic</text:span> will</text:p>
      <text:p text:style-name="P2">have many vets who is a member of <text:span text:style-name="T1">staff</text:span>. A <text:span text:style-name="T2">member of staff manages at most one clinic (not</text:span></text:p>
      <text:p text:style-name="P2"><text:span text:style-name="T2">all staff manage clinics)</text:span>. Each clinic in the MTU Thoroughbreds clinics chain will have a</text:p>
      <text:p text:style-name="P2">unique clinic number (<text:span text:style-name="T3">clinicNo</text:span>) along with <text:span text:style-name="T3">address</text:span>, <text:span text:style-name="T3">phone number</text:span>. Each member of staff will</text:p>
      <text:p text:style-name="P2">have a unique staff number (<text:span text:style-name="T3">staffNo</text:span>). Further staff details such as <text:span text:style-name="T3">first name,</text:span> <text:span text:style-name="T3">last name</text:span>,</text:p>
      <text:p text:style-name="P2"><text:span text:style-name="T3">address</text:span>, <text:span text:style-name="T3">DOB,</text:span> <text:span text:style-name="T3">salary</text:span>, <text:span text:style-name="T3">position</text:span> will also be stored. When a <text:span text:style-name="T1">Horse owner</text:span> contacts a clinic, the</text:p>
      <text:p text:style-name="P2">owner’s <text:span text:style-name="T1">Horse</text:span> is registered with the clinic. An<text:span text:style-name="T2"> owner can own more than one Horse</text:span>, but a</text:p>
      <text:p text:style-name="P2"><text:span text:style-name="T2">Horse can only register with one clinic</text:span>. Each owner has a unique owner number (<text:span text:style-name="T3">ownerNo</text:span>),</text:p>
      <text:p text:style-name="P2"><text:span text:style-name="T3">name, address, phone number</text:span> and each Horse has a unique Horse identifier (<text:span text:style-name="T3">HorseID</text:span>), <text:span text:style-name="T3">DOB,</text:span></text:p>
      <text:p text:style-name="P2"><text:span text:style-name="T3">Horse Colour</text:span>, <text:span text:style-name="T3">Horse name</text:span>. When the Horse comes to the MTU Thoroughbreds clinic, it</text:p>
      <text:p text:style-name="P2">undergoes an examination by a member of the Veterinary staff. The <text:span text:style-name="T2">examination may result in</text:span></text:p>
      <text:p text:style-name="P2"><text:span text:style-name="T2">the Horse being prescribed with one or more treatments</text:span>. Each <text:span text:style-name="T1">consultation</text:span> has a unique</text:p>
      <text:p text:style-name="P2">consultation number (<text:span text:style-name="T3">consultNo</text:span>) and each type of <text:span text:style-name="T1">treatment</text:span> has a unique treatment number</text:p>
      <text:p text:style-name="P2">(<text:span text:style-name="T3">treatNo</text:span>).</text:p>
      <text:p text:style-name="P2"/>
      <text:p text:style-name="P2">Entities:</text:p>
      <text:list text:style-name="L1">
        <text:list-item>
          <text:p text:style-name="P4">Clinic</text:p>
        </text:list-item>
        <text:list-item>
          <text:p text:style-name="P4">Staff</text:p>
        </text:list-item>
        <text:list-item>
          <text:p text:style-name="P4">Owner</text:p>
        </text:list-item>
        <text:list-item>
          <text:p text:style-name="P4">Horses</text:p>
        </text:list-item>
        <text:list-item>
          <text:p text:style-name="P4">Consultations</text:p>
        </text:list-item>
        <text:list-item>
          <text:p text:style-name="P5">Treatments</text:p>
        </text:list-item>
      </text:list>
      <text:p text:style-name="P6">Relationships/<text:span text:style-name="T4">Associations</text:span>:</text:p>
      <text:list text:style-name="L2">
        <text:list-item>
          <text:p text:style-name="P7">Many to one relationship between staff (for select staff members) <text:span text:style-name="T5">and horse</text:span> ,to clinic.</text:p>
        </text:list-item>
        <text:list-item>
          <text:p text:style-name="P8"><text:span text:style-name="T4">One to one relationship between horse and owner.</text:span></text:p>
        </text:list-item>
        <text:list-item>
          <text:p text:style-name="P8"><text:span text:style-name="T4">One to many relationship between horse to examination and consultation.</text:span> </text:p>
        </text:list-item>
      </text:list>
      <text:p text:style-name="P9"/>
      <text:p text:style-name="P10">(b)</text:p>
      <text:p text:style-name="P10"/>
      <text:p text:style-name="P11">Clinic:</text:p>
      <text:list text:style-name="L3">
        <text:list-item>
          <text:p text:style-name="P12">clinicNo – Primary key</text:p>
        </text:list-item>
        <text:list-item>
          <text:p text:style-name="P12">Address</text:p>
        </text:list-item>
        <text:list-item>
          <text:p text:style-name="P12">Phone number</text:p>
        </text:list-item>
        <text:list-item>
          <text:p text:style-name="P12">staffNo – Foreign Key</text:p>
        </text:list-item>
      </text:list>
      <text:p text:style-name="P11"/>
      <text:p text:style-name="P11">Staff:</text:p>
      <text:p text:style-name="P11"/>
      <text:p text:style-name="P10">staffNo – Primary Key</text:p>
      <text:p text:style-name="P10">isManaging – boolean (added myself just to distinguish between staff that are and aren’t managing a store)</text:p>
      <text:p text:style-name="P10">fName</text:p>
      <text:p text:style-name="P10">lName</text:p>
      <text:p text:style-name="P10"><text:soft-page-break/>address</text:p>
      <text:p text:style-name="P10">DOB</text:p>
      <text:p text:style-name="P10">Salary</text:p>
      <text:p text:style-name="P10">position</text:p>
      <text:p text:style-name="P11"/>
      <text:p text:style-name="P11">Owner:</text:p>
      <text:p text:style-name="P11"/>
      <text:p text:style-name="P11">Horses:</text:p>
      <text:p text:style-name="P11"/>
      <text:p text:style-name="P11">Consultation:</text:p>
      <text:p text:style-name="P11"/>
      <text:p text:style-name="P11">Treatments:</text:p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tinus Serif" svg:font-family="'Libertinus Serif'" style:font-family-generic="roman" style:font-pitch="variable"/>
    <style:font-face style:name="OpenSymbol" svg:font-family="OpenSymbol" style:font-charset="x-symbol"/>
    <style:font-face style:name="TeX Gyre Heros" svg:font-family="'TeX Gyre Heros'" style:font-family-generic="swiss" style:font-pitch="variable"/>
    <style:font-face style:name="TeX Gyre Heros1" svg:font-family="'TeX Gyre Hero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tinus Serif" fo:font-size="12pt" fo:language="en" fo:country="IE" style:letter-kerning="true" style:font-name-asian="TeX Gyre Hero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tinus Serif" fo:font-size="12pt" fo:language="en" fo:country="IE" style:letter-kerning="true" style:font-name-asian="TeX Gyre Hero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eX Gyre Heros" fo:font-family="'TeX Gyre Heros'" style:font-family-generic="swiss" style:font-pitch="variable" fo:font-size="14pt" style:font-name-asian="TeX Gyre Heros1" style:font-family-asian="'TeX Gyre Hero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11:20:55.389387888</meta:creation-date>
    <dc:date>2024-11-05T13:52:14.656413885</dc:date>
    <meta:editing-duration>PT23M21S</meta:editing-duration>
    <meta:editing-cycles>2</meta:editing-cycles>
    <meta:generator>LibreOffice/24.8.2.1$Linux_X86_64 LibreOffice_project/480$Build-1</meta:generator>
    <meta:document-statistic meta:table-count="0" meta:image-count="0" meta:object-count="0" meta:page-count="2" meta:paragraph-count="50" meta:word-count="319" meta:character-count="1931" meta:non-whitespace-character-count="1670"/>
  </office:meta>
</office:document-meta>
</file>